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OpenSymbol" svg:font-family="OpenSymbol" style:font-charset="x-symbol"/>
    <style:font-face style:name="Yu Gothic" svg:font-family="'Yu Gothic'" style:font-family-generic="system" style:font-pitch="variable"/>
    <style:font-face style:name="Yu Mincho" svg:font-family="'Yu Mincho'" style:font-family-generic="system" style:font-pitch="variable"/>
  </office:font-face-decls>
  <office:automatic-styles>
    <style:style style:name="P1" style:family="paragraph" style:parent-style-name="Heading_20_3">
      <style:paragraph-properties fo:text-align="start" style:justify-single-word="false"/>
      <style:text-properties fo:font-size="12pt" officeooo:rsid="00031ba3" officeooo:paragraph-rsid="00031ba3" style:font-size-asian="10.5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32pt" officeooo:rsid="00031ba3" officeooo:paragraph-rsid="00031ba3" style:font-size-asian="28pt" style:font-size-complex="3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31ba3" officeooo:paragraph-rsid="00031ba3" style:font-size-asian="10.5pt" style:font-size-complex="12pt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in" fo:margin-bottom="0in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in" fo:margin-bottom="0in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in" fo:margin-bottom="0in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Kviddics</text:p>
      <text:h text:style-name="P1" text:outline-level="3">1. Projekt Specifikációja</text:h>
      <text:p text:style-name="Text_20_body"><text:span text:style-name="Strong_20_Emphasis">Feladat megnevezése:</text:span> Csapatsportok adatkezelő alkalmazás<text:line-break/><text:span text:style-name="Strong_20_Emphasis">Feladat leírása:</text:span> Az alkalmazás célja, hogy csapatsportok esetén a csapatokhoz és azok tagjaihoz kapcsolódó adatokat tárolja, valamint a csapatok között játszott mérkőzéseket kezelje. Az alkalmazás használata regisztrációhoz kötött.</text:p>
      <text:h text:style-name="Heading_20_3" text:outline-level="3">2. Egyed-kapcsolat diagram (ERD)</text:h>
      <text:p text:style-name="Text_20_body">Az egyed-kapcsolat diagram (ERD) célja a rendszer alapvető adatmodelljének ábrázolása. Az alábbi entitásokra és relációkra lesz szükség:</text:p>
      <text:list text:style-name="L1">
        <text:list-item>
          <text:p text:style-name="P5"><text:span text:style-name="Strong_20_Emphasis">Felhasználó</text:span>: Tárolja a felhasználók adatait (felhasználónév, jelszó, név).</text:p>
        </text:list-item>
        <text:list-item>
          <text:p text:style-name="P5"><text:span text:style-name="Strong_20_Emphasis">Csapat</text:span>: Tárolja a csapatok adatait (név, város, alapítás éve).</text:p>
        </text:list-item>
        <text:list-item>
          <text:p text:style-name="P5"><text:span text:style-name="Strong_20_Emphasis">Tag</text:span>: Tárolja a csapattagok adatait (név, állampolgárság, születési dátum, poszt). Minden tag csak egy csapathoz tartozhat.</text:p>
        </text:list-item>
        <text:list-item>
          <text:p text:style-name="P4"><text:span text:style-name="Strong_20_Emphasis">Mérkőzés</text:span>: Tárolja a mérkőzések adatait (eredmény, dátum, helyszín). Egy mérkőzésen két csapat vesz részt.</text:p>
        </text:list-item>
      </text:list>
      <text:h text:style-name="Heading_20_4" text:outline-level="4">ERD értelmezésének leírása</text:h>
      <text:p text:style-name="Text_20_body">Az egyed-kapcsolat diagramon az entitások (Felhasználó, Csapat, Tag, Mérkőzés) közötti kapcsolatok vizuálisan jelennek meg, kiemelve az entitások közötti relációkat és a hozzátartozó attribútumokat.</text:p>
      <text:h text:style-name="Heading_20_3" text:outline-level="3">3. Relációs adatbázisséma</text:h>
      <text:p text:style-name="Text_20_body">Az egyed-kapcsolat diagramot átalakítjuk relációs adatbázissémákká a következő formában:</text:p>
      <text:list text:style-name="L2">
        <text:list-item>
          <text:p text:style-name="P6"><text:span text:style-name="Strong_20_Emphasis">Felhasználó (User)</text:span>:</text:p>
          <text:list>
            <text:list-item>
              <text:p text:style-name="P7"><text:span text:style-name="Source_20_Text">felhasznalonev</text:span> (Primary Key)</text:p>
            </text:list-item>
            <text:list-item>
              <text:p text:style-name="P7"><text:span text:style-name="Source_20_Text">jelszo</text:span></text:p>
            </text:list-item>
            <text:list-item>
              <text:p text:style-name="P7"><text:span text:style-name="Source_20_Text">nev</text:span></text:p>
            </text:list-item>
          </text:list>
        </text:list-item>
        <text:list-item>
          <text:p text:style-name="P6"><text:span text:style-name="Strong_20_Emphasis">Csapat (Team)</text:span>:</text:p>
          <text:list>
            <text:list-item>
              <text:p text:style-name="P7"><text:span text:style-name="Source_20_Text">id</text:span> (Primary Key)</text:p>
            </text:list-item>
            <text:list-item>
              <text:p text:style-name="P7"><text:span text:style-name="Source_20_Text">nev</text:span></text:p>
            </text:list-item>
            <text:list-item>
              <text:p text:style-name="P7"><text:span text:style-name="Source_20_Text">varos</text:span></text:p>
            </text:list-item>
            <text:list-item>
              <text:p text:style-name="P7"><text:span text:style-name="Source_20_Text">alapitas_eve</text:span></text:p>
            </text:list-item>
          </text:list>
        </text:list-item>
        <text:list-item>
          <text:p text:style-name="P6"><text:span text:style-name="Strong_20_Emphasis">Tag (Player)</text:span>:</text:p>
          <text:list>
            <text:list-item>
              <text:p text:style-name="P7"><text:span text:style-name="Source_20_Text">id</text:span> (Primary Key)</text:p>
            </text:list-item>
            <text:list-item>
              <text:p text:style-name="P7"><text:span text:style-name="Source_20_Text">nev</text:span></text:p>
            </text:list-item>
            <text:list-item>
              <text:p text:style-name="P7"><text:span text:style-name="Source_20_Text">allampolgarsag</text:span></text:p>
            </text:list-item>
            <text:list-item>
              <text:p text:style-name="P7"><text:span text:style-name="Source_20_Text">szuletesi_datum</text:span></text:p>
            </text:list-item>
            <text:list-item>
              <text:p text:style-name="P7"><text:span text:style-name="Source_20_Text">poszt</text:span></text:p>
            </text:list-item>
            <text:list-item>
              <text:p text:style-name="P7"><text:soft-page-break/><text:span text:style-name="Source_20_Text">csapat_id</text:span> (Foreign Key referencing <text:span text:style-name="Source_20_Text">Team</text:span>)</text:p>
            </text:list-item>
          </text:list>
        </text:list-item>
        <text:list-item>
          <text:p text:style-name="P6"><text:span text:style-name="Strong_20_Emphasis">Mérkőzés (Match)</text:span>:</text:p>
          <text:list>
            <text:list-item>
              <text:p text:style-name="P7"><text:span text:style-name="Source_20_Text">id</text:span> (Primary Key)</text:p>
            </text:list-item>
            <text:list-item>
              <text:p text:style-name="P7"><text:span text:style-name="Source_20_Text">eredmeny</text:span></text:p>
            </text:list-item>
            <text:list-item>
              <text:p text:style-name="P7"><text:span text:style-name="Source_20_Text">datum</text:span></text:p>
            </text:list-item>
            <text:list-item>
              <text:p text:style-name="P7"><text:span text:style-name="Source_20_Text">helyszin</text:span></text:p>
            </text:list-item>
            <text:list-item>
              <text:p text:style-name="P7"><text:span text:style-name="Source_20_Text">csapat_1_id</text:span> (Foreign Key referencing <text:span text:style-name="Source_20_Text">Team</text:span>)</text:p>
            </text:list-item>
            <text:list-item>
              <text:p text:style-name="P6"><text:span text:style-name="Source_20_Text">csapat_2_id</text:span> (Foreign Key referencing <text:span text:style-name="Source_20_Text">Team</text:span>)</text:p>
            </text:list-item>
          </text:list>
        </text:list-item>
      </text:list>
      <text:h text:style-name="Heading_20_3" text:outline-level="3">4. Normalizálás</text:h>
      <text:p text:style-name="Text_20_body">Az adatbázissémákat normalizálni kell legalább 3NF-ig. Röviden összefoglalva, az első normálforma (1NF) a redundanciák elkerülését célozza, a második normálforma (2NF) kizárja a parciális függőségeket, míg a harmadik normálforma (3NF) biztosítja, hogy ne legyenek tranzitív függőségek az adatbázisban.</text:p>
      <text:h text:style-name="Heading_20_3" text:outline-level="3">5. Táblatervek</text:h>
      <text:p text:style-name="Text_20_body">Az egyes táblák tervét az előző pontban részletezett relációsémák alapján készítjük el, figyelembe véve az integritási szabályokat (elsődleges és külső kulcsokat).</text:p>
      <text:h text:style-name="Heading_20_3" text:outline-level="3">6. Összetett lekérdezések</text:h>
      <text:p text:style-name="Text_20_body">Legalább három összetett SQL lekérdezést kell készíteni:</text:p>
      <text:list text:style-name="L3">
        <text:list-item>
          <text:p text:style-name="P9">Két táblát összekapcsoló lekérdezés csoportosítással és összesítéssel (pl. egy csapat összes mérkőzése és azok eredményei).</text:p>
        </text:list-item>
        <text:list-item>
          <text:p text:style-name="P9">Egy másik összetett lekérdezés csoportosítással és összesítéssel (pl. a játékosok számának csoportosítása állampolgárság alapján).</text:p>
        </text:list-item>
        <text:list-item>
          <text:p text:style-name="P8">Legalább egy lekérdezés, amely allekérdezést tartalmaz (pl. azon csapatok listázása, amelyek a legtöbb mérkőzést nyerték).</text:p>
        </text:list-item>
      </text:list>
      <text:h text:style-name="Heading_20_3" text:outline-level="3">7. Fejlesztőeszközök és megvalósítás</text:h>
      <text:p text:style-name="Text_20_body">Részletezze a használt fejlesztőeszközöket és technológiákat (pl. MySQL, PHP, Java, vagy más programozási nyelvek). Említse meg a nemtriviális megoldásokat is.</text:p>
      <text:h text:style-name="Heading_20_3" text:outline-level="3">8. Alkalmazás funkciói</text:h>
      <text:p text:style-name="Text_20_body">A kész alkalmazás fő funkcióinak felsorolása:</text:p>
      <text:list text:style-name="L4">
        <text:list-item>
          <text:p text:style-name="P11">Felhasználó regisztráció és bejelentkezés</text:p>
        </text:list-item>
        <text:list-item>
          <text:p text:style-name="P11">Csapatok és tagjaik adatainak kezelése (felvitel, módosítás, törlés)</text:p>
        </text:list-item>
        <text:list-item>
          <text:p text:style-name="P11">Mérkőzések adatainak kezelése</text:p>
        </text:list-item>
        <text:list-item>
          <text:p text:style-name="P11">Adatok listázása felhasználóbarát módon, az azonosítók elrejtésével</text:p>
        </text:list-item>
        <text:list-item>
          <text:p text:style-name="P10">Összetett lekérdezések végrehajtása és eredményeik megjelenítése</text:p>
        </text:list-item>
      </text:list>
      <text:h text:style-name="Heading_20_3" text:outline-level="3"><text:soft-page-break/>9. Dokumentáció formátuma</text:h>
      <text:p text:style-name="Text_20_body">A teljes dokumentációt egy PDF formátumban kell elkészíteni, amely tartalmazza a specifikációkat, az ERD-t, a normalizálást, a relációs adatbázissémákat, az összetett lekérdezéseket, a megvalósítás részleteit, és az alkalmazás funkcióinak leírását.</text:p>
      <text:p text:style-name="Text_20_body">Ez a struktúra biztosítja, hogy a dokumentáció megfelel az elvárásoknak és tartalmazza az összes szükséges elemet az alkalmazás sikeres bemutatásához.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OpenSymbol" svg:font-family="OpenSymbol" style:font-charset="x-symbol"/>
    <style:font-face style:name="Yu Gothic" svg:font-family="'Yu Gothic'" style:font-family-generic="system" style:font-pitch="variable"/>
    <style:font-face style:name="Yu Mincho" svg:font-family="'Yu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Yu Mincho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Yu Mincho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Yu Gothic" style:font-family-asian="'Yu Gothi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Yu Mincho" style:font-family-asian="'Yu Mincho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Yu Mincho" style:font-family-asian="'Yu Mincho'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MS Gothic" style:font-family-asian="'MS Gothi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0T21:49:30.804000000</meta:creation-date>
    <dc:date>2024-10-20T21:54:09.814000000</dc:date>
    <meta:editing-duration>PT4M39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3" meta:paragraph-count="57" meta:word-count="455" meta:character-count="3484" meta:non-whitespace-character-count="3121"/>
  </office:meta>
</office:document-meta>
</file>